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2" svg:font-family="Calibri" style:font-family-generic="roman"/>
    <style:font-face style:name="Times New Roman1" svg:font-family="'Times New Roman'" style:font-family-generic="roman"/>
    <style:font-face style:name="Calibri" svg:font-family="Calibri"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fo:padding="0.101cm" fo:border-left="none" fo:border-right="none" fo:border-top="0.31pt solid #008080" fo:border-bottom="none" style:shadow="none">
        <style:tab-stops>
          <style:tab-stop style:position="8.814cm" style:type="center"/>
          <style:tab-stop style:position="19.129cm" style:type="right"/>
        </style:tab-stops>
      </style:paragraph-properties>
      <style:text-properties fo:color="#333333" fo:font-size="10pt" officeooo:paragraph-rsid="00510c60" style:font-size-asian="10pt" style:font-size-complex="10pt"/>
    </style:style>
    <style:style style:name="P2" style:family="paragraph" style:parent-style-name="Header">
      <style:paragraph-properties fo:text-align="end" style:justify-single-word="false"/>
      <style:text-properties fo:color="#333333" fo:font-size="10pt" officeooo:rsid="00372860" officeooo:paragraph-rsid="00372860" style:font-size-asian="10pt" style:font-size-complex="10pt"/>
    </style:style>
    <style:style style:name="P3" style:family="paragraph" style:parent-style-name="Text_20_body">
      <style:text-properties officeooo:paragraph-rsid="00586068"/>
    </style:style>
    <style:style style:name="P4" style:family="paragraph" style:parent-style-name="Text_20_body">
      <style:paragraph-properties>
        <style:tab-stops>
          <style:tab-stop style:position="1.561cm"/>
        </style:tab-stops>
      </style:paragraph-properties>
      <style:text-properties officeooo:paragraph-rsid="005a7378"/>
    </style:style>
    <style:style style:name="P5" style:family="paragraph" style:parent-style-name="Heading_20_1">
      <style:text-properties officeooo:rsid="00510c60" officeooo:paragraph-rsid="005df40a"/>
    </style:style>
    <style:style style:name="P6" style:family="paragraph" style:parent-style-name="Heading_20_1">
      <style:text-properties officeooo:rsid="0051e2d9"/>
    </style:style>
    <style:style style:name="P7" style:family="paragraph" style:parent-style-name="Heading_20_1" style:master-page-name="Standard">
      <style:paragraph-properties fo:margin-top="0cm" fo:margin-bottom="0.3cm" style:contextual-spacing="false" style:page-number="1">
        <style:tab-stops/>
      </style:paragraph-properties>
      <style:text-properties officeooo:paragraph-rsid="005c9aed"/>
    </style:style>
    <style:style style:name="P8" style:family="paragraph" style:parent-style-name="Heading_20_2">
      <style:text-properties officeooo:rsid="00510c60"/>
    </style:style>
    <style:style style:name="P9" style:family="paragraph" style:parent-style-name="Heading_20_2">
      <style:text-properties officeooo:rsid="00510c60" officeooo:paragraph-rsid="005c9aed"/>
    </style:style>
    <style:style style:name="P10" style:family="paragraph" style:parent-style-name="Heading_20_2">
      <style:text-properties officeooo:rsid="0051e2d9"/>
    </style:style>
    <style:style style:name="P11" style:family="paragraph" style:parent-style-name="Heading_20_2">
      <style:text-properties officeooo:rsid="0054f43d"/>
    </style:style>
    <style:style style:name="P12" style:family="paragraph" style:parent-style-name="Heading_20_3">
      <style:text-properties officeooo:rsid="00510c60"/>
    </style:style>
    <style:style style:name="P13" style:family="paragraph" style:parent-style-name="Heading_20_3">
      <style:text-properties officeooo:rsid="0051e2d9"/>
    </style:style>
    <style:style style:name="P14" style:family="paragraph" style:parent-style-name="Heading_20_3">
      <style:text-properties officeooo:rsid="0054f43d"/>
    </style:style>
    <style:style style:name="P15" style:family="paragraph" style:parent-style-name="Heading_20_3">
      <style:text-properties officeooo:paragraph-rsid="005c9aed"/>
    </style:style>
    <style:style style:name="P16" style:family="paragraph" style:parent-style-name="Heading_20_3">
      <style:text-properties officeooo:paragraph-rsid="005df40a"/>
    </style:style>
    <style:style style:name="P17" style:family="paragraph" style:parent-style-name="Table_20_Contents">
      <style:text-properties fo:font-size="11pt" officeooo:rsid="005718d8" officeooo:paragraph-rsid="005718d8"/>
    </style:style>
    <style:style style:name="P18" style:family="paragraph" style:parent-style-name="Table_20_Contents">
      <style:text-properties fo:font-size="11pt" officeooo:rsid="0058fdd6" officeooo:paragraph-rsid="0058fdd6"/>
    </style:style>
    <style:style style:name="P19" style:family="paragraph" style:parent-style-name="Header">
      <style:paragraph-properties fo:text-align="start" style:justify-single-word="false" fo:padding="0.101cm" fo:border-left="none" fo:border-right="none" fo:border-top="none" fo:border-bottom="0.31pt solid #008080" style:shadow="none">
        <style:tab-stops>
          <style:tab-stop style:position="8.814cm" style:type="center"/>
          <style:tab-stop style:position="19.129cm" style:type="right"/>
        </style:tab-stops>
      </style:paragraph-properties>
      <style:text-properties officeooo:paragraph-rsid="005df40a"/>
    </style:style>
    <style:style style:name="P20" style:family="paragraph" style:parent-style-name="Text_20_body" style:list-style-name="" style:master-page-name="First_20_Page">
      <style:paragraph-properties fo:text-align="center" style:justify-single-word="false" style:page-number="auto"/>
      <style:text-properties fo:font-size="22pt" officeooo:rsid="0018232a" style:font-size-asian="22pt" style:font-size-complex="22pt"/>
    </style:style>
    <style:style style:name="P21" style:family="paragraph" style:parent-style-name="Text_20_body" style:list-style-name="">
      <style:paragraph-properties fo:text-align="center" style:justify-single-word="false"/>
      <style:text-properties fo:font-size="22pt" officeooo:rsid="0018232a" style:font-size-asian="22pt" style:font-size-complex="22pt"/>
    </style:style>
    <style:style style:name="P22" style:family="paragraph" style:parent-style-name="Text_20_body" style:list-style-name="">
      <style:paragraph-properties fo:text-align="center" style:justify-single-word="false"/>
      <style:text-properties fo:color="#4c4c4c" style:font-name="Arial" fo:font-size="26pt" officeooo:rsid="004edfbb" officeooo:paragraph-rsid="004edfbb" style:font-size-asian="26pt" style:font-size-complex="26pt"/>
    </style:style>
    <style:style style:name="P23" style:family="paragraph" style:parent-style-name="Text_20_body" style:list-style-name="">
      <style:paragraph-properties fo:text-align="center" style:justify-single-word="false"/>
      <style:text-properties style:font-name="Arial" fo:font-size="6pt" officeooo:rsid="0018232a" style:font-size-asian="5.25pt" style:font-size-complex="6pt"/>
    </style:style>
    <style:style style:name="P24" style:family="paragraph" style:parent-style-name="Text_20_body" style:list-style-name="">
      <style:paragraph-properties fo:text-align="center" style:justify-single-word="false"/>
      <style:text-properties fo:color="#333333" style:font-name="Calibri2" fo:font-size="22pt" fo:language="zxx" fo:country="none" officeooo:rsid="0018232a" officeooo:paragraph-rsid="005c9aed" style:font-size-asian="22pt" style:font-size-complex="22pt"/>
    </style:style>
    <style:style style:name="P25" style:family="paragraph" style:parent-style-name="Text_20_body" style:list-style-name="">
      <style:paragraph-properties fo:text-align="center" style:justify-single-word="false"/>
      <style:text-properties fo:color="#333333" style:font-name="Calibri2" fo:font-size="22pt" fo:language="zxx" fo:country="none" style:text-underline-style="none" fo:font-weight="normal" officeooo:rsid="004edfbb" officeooo:paragraph-rsid="004edfbb" style:font-size-asian="22pt" style:font-weight-asian="normal" style:font-size-complex="22pt" style:font-weight-complex="normal"/>
    </style:style>
    <style:style style:name="P26" style:family="paragraph" style:parent-style-name="Text_20_body" style:list-style-name="">
      <style:paragraph-properties fo:text-align="center" style:justify-single-word="false"/>
      <style:text-properties fo:color="#333333" style:font-name="Calibri2" fo:font-size="18pt" fo:language="zxx" fo:country="none" officeooo:rsid="0018232a" officeooo:paragraph-rsid="0018232a" style:font-size-asian="18pt" style:font-size-complex="18pt"/>
    </style:style>
    <style:style style:name="P27" style:family="paragraph" style:parent-style-name="Text_20_body" style:list-style-name="">
      <style:paragraph-properties fo:text-align="center" style:justify-single-word="false"/>
      <style:text-properties fo:color="#333333" style:font-name="Calibri2" fo:font-size="18pt" fo:language="zxx" fo:country="none" officeooo:rsid="004edfbb" officeooo:paragraph-rsid="004edfbb" style:font-size-asian="18pt" style:font-size-complex="18pt"/>
    </style:style>
    <style:style style:name="P28" style:family="paragraph" style:parent-style-name="Text_20_body" style:list-style-name="">
      <style:paragraph-properties fo:text-align="center" style:justify-single-word="false"/>
      <style:text-properties style:font-name="Calibri2" fo:font-size="22pt" fo:language="zxx" fo:country="none" officeooo:paragraph-rsid="0018232a" style:font-size-asian="22pt" style:font-size-complex="22pt"/>
    </style:style>
    <style:style style:name="P29" style:family="paragraph" style:parent-style-name="Text_20_body" style:list-style-name="">
      <style:paragraph-properties fo:text-align="center" style:justify-single-word="false"/>
      <style:text-properties style:font-name="Calibri2" fo:font-size="22pt" fo:language="zxx" fo:country="none" officeooo:rsid="0018232a" officeooo:paragraph-rsid="0018232a" style:font-size-asian="22pt" style:font-size-complex="22pt"/>
    </style:style>
    <style:style style:name="P30" style:family="paragraph" style:parent-style-name="Text_20_body" style:list-style-name="">
      <style:paragraph-properties fo:text-align="center" style:justify-single-word="false"/>
      <style:text-properties style:font-name="Calibri2" fo:font-size="6pt" fo:language="zxx" fo:country="none" style:text-underline-style="none" fo:font-weight="normal" officeooo:rsid="0018232a" officeooo:paragraph-rsid="0018232a" style:font-size-asian="5.25pt" style:font-weight-asian="normal" style:font-size-complex="6pt" style:font-weight-complex="normal"/>
    </style:style>
    <style:style style:name="P31" style:family="paragraph" style:parent-style-name="Text_20_body">
      <style:text-properties officeooo:rsid="005718d8" officeooo:paragraph-rsid="005718d8"/>
    </style:style>
    <style:style style:name="P32" style:family="paragraph" style:parent-style-name="Text_20_body" style:list-style-name="L1">
      <style:text-properties officeooo:rsid="005718d8" officeooo:paragraph-rsid="005718d8"/>
    </style:style>
    <style:style style:name="P33" style:family="paragraph" style:parent-style-name="Text_20_body">
      <style:text-properties fo:font-size="11pt" officeooo:rsid="005718d8" officeooo:paragraph-rsid="005718d8"/>
    </style:style>
    <style:style style:name="P34" style:family="paragraph" style:parent-style-name="Text_20_body">
      <style:text-properties officeooo:rsid="00586068" officeooo:paragraph-rsid="00586068"/>
    </style:style>
    <style:style style:name="P35" style:family="paragraph" style:parent-style-name="Text_20_body">
      <style:text-properties officeooo:rsid="0058fdd6" officeooo:paragraph-rsid="0058fdd6"/>
    </style:style>
    <style:style style:name="P36" style:family="paragraph" style:parent-style-name="Text_20_body">
      <style:paragraph-properties>
        <style:tab-stops>
          <style:tab-stop style:position="1.958cm"/>
        </style:tab-stops>
      </style:paragraph-properties>
      <style:text-properties officeooo:rsid="005c0ccc" officeooo:paragraph-rsid="005c0ccc"/>
    </style:style>
    <style:style style:name="P37" style:family="paragraph" style:parent-style-name="Text_20_body">
      <style:text-properties officeooo:rsid="005c2cbc" officeooo:paragraph-rsid="005c2cbc"/>
    </style:style>
    <style:style style:name="P38" style:family="paragraph">
      <style:paragraph-properties fo:text-align="center"/>
    </style:style>
    <style:style style:name="T1" style:family="text">
      <style:text-properties fo:color="#333333" fo:font-size="10pt" officeooo:rsid="004edfbb" style:font-size-asian="10pt" style:font-size-complex="10pt"/>
    </style:style>
    <style:style style:name="T2" style:family="text">
      <style:text-properties fo:color="#333333" fo:font-size="10pt" officeooo:rsid="0015c3c3" style:font-size-asian="10pt" style:font-size-complex="10pt"/>
    </style:style>
    <style:style style:name="T3" style:family="text">
      <style:text-properties fo:color="#333333" fo:font-size="10pt" fo:language="zxx" fo:country="none" officeooo:rsid="00504370" style:font-size-asian="10pt" style:font-size-complex="10pt"/>
    </style:style>
    <style:style style:name="T4" style:family="text">
      <style:text-properties fo:color="#333333" fo:font-size="10pt" fo:language="zxx" fo:country="none" officeooo:rsid="005df40a" style:font-size-asian="10pt" style:font-size-complex="10pt"/>
    </style:style>
    <style:style style:name="T5" style:family="text">
      <style:text-properties officeooo:rsid="0015c3c3"/>
    </style:style>
    <style:style style:name="T6" style:family="text">
      <style:text-properties officeooo:rsid="004edfbb"/>
    </style:style>
    <style:style style:name="T7" style:family="text">
      <style:text-properties style:font-name="Times New Roman1" officeooo:rsid="0015c3c3"/>
    </style:style>
    <style:style style:name="T8" style:family="text">
      <style:text-properties fo:language="zxx" fo:country="none" officeooo:rsid="0048f097"/>
    </style:style>
    <style:style style:name="T9" style:family="text">
      <style:text-properties fo:language="zxx" fo:country="none" officeooo:rsid="00510c60"/>
    </style:style>
    <style:style style:name="T10" style:family="text">
      <style:text-properties fo:language="zxx" fo:country="none" officeooo:rsid="005c9aed"/>
    </style:style>
    <style:style style:name="T11" style:family="text">
      <style:text-properties officeooo:rsid="004f9968"/>
    </style:style>
    <style:style style:name="T12" style:family="text">
      <style:text-properties officeooo:rsid="0051e2d9"/>
    </style:style>
    <style:style style:name="T13" style:family="text">
      <style:text-properties officeooo:rsid="00532dd4"/>
    </style:style>
    <style:style style:name="T14" style:family="text">
      <style:text-properties officeooo:rsid="00586068"/>
    </style:style>
    <style:style style:name="T15" style:family="text">
      <style:text-properties officeooo:rsid="005a7378"/>
    </style:style>
    <style:style style:name="T16" style:family="text">
      <style:text-properties style:font-name="Calibri" officeooo:rsid="005a7378"/>
    </style:style>
    <style:style style:name="T17" style:family="text">
      <style:text-properties officeooo:rsid="005c9aed"/>
    </style:style>
    <style:style style:name="T18" style:family="text">
      <style:text-properties officeooo:rsid="005df40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3cm" svg:stroke-color="#008080" draw:marker-start-width="0.019cm" draw:marker-end-width="0.019cm" draw:fill="solid" draw:fill-color="#008080" draw:textarea-horizontal-align="center" draw:textarea-vertical-align="middle" fo:padding-top="0.014cm" fo:padding-bottom="0.014cm" fo:padding-left="0.014cm" fo:padding-right="0.014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
      <text:h text:style-name="P21" text:outline-level="1"/>
      <text:h text:style-name="P21" text:outline-level="1"/>
      <text:h text:style-name="P22" text:outline-level="1">DATA MINING</text:h>
      <text:h text:style-name="P23" text:outline-level="1"/>
      <text:h text:style-name="P24" text:outline-level="1">- Versuch <text:span text:style-name="T6">2</text:span>: <text:span text:style-name="T17"><text:s/>Vorhersage und Clustering auf Finanzdaten</text:span> -</text:h>
      <text:h text:style-name="P28"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5" text:outline-level="1">Teammitglieder</text:h>
      <text:h text:style-name="P30" text:outline-level="1"><draw:line text:anchor-type="paragraph" draw:z-index="0" draw:style-name="gr1" draw:text-style-name="P38" svg:x1="5.376cm" svg:y1="-0.065cm" svg:x2="13.172cm" svg:y2="-0.065cm"><text:p/></draw:line></text:h>
      <text:h text:style-name="P26" text:outline-level="1">J<text:span text:style-name="T6">an</text:span>Horak</text:h>
      <text:h text:style-name="P27" text:outline-level="1">Ralf Palyov</text:h>
      <text:h text:style-name="P26" text:outline-level="1"><text:span text:style-name="T6">Andreas</text:span> Mayer</text:h>
      <text:h text:style-name="P7" text:outline-level="1"><text:span text:style-name="T10">3.1 <text:s text:c="3"/>Zeitreihenschätzung: Vorhersage des Aktienkurses</text:span></text:h>
      <text:h text:style-name="P9" text:outline-level="2"><text:span text:style-name="T17">3.1.2 <text:s text:c="3"/>Kursvorhersage mit SVR</text:span></text:h>
      <text:h text:style-name="P15" text:outline-level="3"><text:span text:style-name="T17">Überlegen Sie sich genau, wie die Datenvektoren des Vorhersagezeitraums (also die Vektoren, die der Methode prediction() des trainierten SVR-Modells übergeben werden), aufgebaut werden müssen.</text:span></text:h>
      <text:h text:style-name="Heading_20_3" text:outline-level="3"><text:span text:style-name="T17">Für welche Werte von<text:line-break/><text:line-break/>• <text:s/>Time Delay<text:line-break/>• <text:s/>SVR-Parameter C<text:line-break/>• <text:s/>SVR-Parameter epsilon<text:line-break/><text:line-break/>erreichen Sie die beste Vorhersage? Wie groß ist in diesem Fall der MAE? Erzeugen Sie für diese optimierten Werte den Plot des tatsächlichen und des geschätzten Kursverlaufs und speichern Sie diese Grafk unter dem Namen stockpredict.png.</text:span></text:h>
      <text:h text:style-name="P5" text:outline-level="1"><text:span text:style-name="T18">3.2 <text:s text:c="3"/>Clustering der Aktienkursverläufe</text:span></text:h>
      <text:h text:style-name="P16" text:outline-level="3"><text:span text:style-name="T18">Analysieren Sie die Clusterzuweisungen. Gehören die Unternehmen, welche in einem Cluster zusammenfallen, irgendwie zusammen?</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alibri2" svg:font-family="Calibri" style:font-family-generic="roman"/>
    <style:font-face style:name="Times New Roman1" svg:font-family="'Times New Roman'" style:font-family-generic="roman"/>
    <style:font-face style:name="Calibri" svg:font-family="Calibri"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Calibri1" fo:font-size="11pt"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margin-top="1cm" fo:margin-bottom="0.3cm" style:contextual-spacing="false" style:page-number="auto"/>
      <style:text-properties fo:color="#333333" fo:font-size="9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cm" fo:margin-bottom="0.199cm" style:contextual-spacing="false" style:page-number="auto" style:shadow="none"/>
      <style:text-properties fo:color="#333333" fo:font-size="75%"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70%"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Calibri1" style:font-size-asian="10.5pt"/>
    </style:style>
    <style:style style:name="Header" style:family="paragraph" style:parent-style-name="Standard" style:class="extra">
      <style:paragraph-properties text:number-lines="false" text:line-number="0">
        <style:tab-stops>
          <style:tab-stop style:position="8.814cm" style:type="center"/>
          <style:tab-stop style:position="17.628cm" style:type="right"/>
        </style:tab-stops>
      </style:paragraph-properties>
    </style:style>
    <style:style style:name="Footer" style:family="paragraph" style:parent-style-name="Standard" style:class="extra">
      <style:paragraph-properties text:number-lines="false" text:line-number="0">
        <style:tab-stops>
          <style:tab-stop style:position="8.814cm" style:type="center"/>
          <style:tab-stop style:position="17.628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101cm" fo:border-left="none" fo:border-right="none" fo:border-top="none" fo:border-bottom="0.31pt solid #008080" style:shadow="none">
        <style:tab-stops>
          <style:tab-stop style:position="8.814cm" style:type="center"/>
          <style:tab-stop style:position="19.129cm" style:type="right"/>
        </style:tab-stops>
      </style:paragraph-properties>
      <style:text-properties officeooo:paragraph-rsid="005df40a"/>
    </style:style>
    <style:style style:name="MP2" style:family="paragraph" style:parent-style-name="Footer">
      <style:paragraph-properties fo:text-align="start" style:justify-single-word="false" fo:padding="0.101cm" fo:border-left="none" fo:border-right="none" fo:border-top="0.31pt solid #008080" fo:border-bottom="none" style:shadow="none">
        <style:tab-stops>
          <style:tab-stop style:position="8.814cm" style:type="center"/>
          <style:tab-stop style:position="19.129cm" style:type="right"/>
        </style:tab-stops>
      </style:paragraph-properties>
      <style:text-properties fo:color="#333333" fo:font-size="10pt" officeooo:paragraph-rsid="00510c60" style:font-size-asian="10pt" style:font-size-complex="10pt"/>
    </style:style>
    <style:style style:name="MP3" style:family="paragraph" style:parent-style-name="Header">
      <style:paragraph-properties fo:text-align="end" style:justify-single-word="false"/>
      <style:text-properties fo:color="#333333" fo:font-size="10pt" officeooo:rsid="00372860" officeooo:paragraph-rsid="00372860" style:font-size-asian="10pt" style:font-size-complex="10pt"/>
    </style:style>
    <style:style style:name="MT1" style:family="text">
      <style:text-properties fo:color="#333333" fo:font-size="10pt" officeooo:rsid="004edfbb" style:font-size-asian="10pt" style:font-size-complex="10pt"/>
    </style:style>
    <style:style style:name="MT2" style:family="text">
      <style:text-properties fo:color="#333333" fo:font-size="10pt" officeooo:rsid="0015c3c3" style:font-size-asian="10pt" style:font-size-complex="10pt"/>
    </style:style>
    <style:style style:name="MT3" style:family="text">
      <style:text-properties fo:color="#333333" fo:font-size="10pt" fo:language="zxx" fo:country="none" officeooo:rsid="005df40a" style:font-size-asian="10pt" style:font-size-complex="10pt"/>
    </style:style>
    <style:style style:name="MT4" style:family="text">
      <style:text-properties officeooo:rsid="0015c3c3"/>
    </style:style>
    <style:style style:name="MT5" style:family="text">
      <style:text-properties officeooo:rsid="004edfbb"/>
    </style:style>
    <style:style style:name="MT6" style:family="text">
      <style:text-properties style:font-name="Times New Roman1" officeooo:rsid="0015c3c3"/>
    </style:style>
    <style:page-layout style:name="Mpm1">
      <style:page-layout-properties fo:page-width="21.001cm" fo:page-height="29.7cm" style:num-format="1" style:print-orientation="portrait" fo:margin-top="1.54cm" fo:margin-bottom="1.54cm" fo:margin-left="1.199cm" fo:margin-right="1.199cm" style:writing-mode="lr-tb" style:layout-grid-color="#c0c0c0" style:layout-grid-lines="49" style:layout-grid-base-height="0.423cm" style:layout-grid-ruby-height="0.035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01cm" fo:margin-left="0cm" fo:margin-right="0cm" fo:margin-bottom="0.801cm" style:dynamic-spacing="false"/>
      </style:header-style>
      <style:footer-style>
        <style:header-footer-properties fo:min-height="0.901cm" fo:margin-left="0cm" fo:margin-right="0cm" fo:margin-top="0.801cm" style:dynamic-spacing="false"/>
      </style:footer-style>
    </style:page-layout>
    <style:page-layout style:name="Mpm2">
      <style:page-layout-properties fo:page-width="21.001cm" fo:page-height="29.7cm" style:num-format="1" style:print-orientation="portrait" fo:margin-top="1.54cm" fo:margin-bottom="1.54cm" fo:margin-left="1.199cm" fo:margin-right="1.199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01cm" fo:margin-left="0cm" fo:margin-right="0cm" fo:margin-bottom="0.801cm" style:dynamic-spacing="false"/>
      </style:header-style>
      <style:footer-style/>
    </style:page-layout>
  </office:automatic-styles>
  <office:master-styles>
    <style:master-page style:name="Standard" style:page-layout-name="Mpm1">
      <style:header>
        <text:p text:style-name="MP1"><text:span text:style-name="MT1">Data Mining</text:span><text:span text:style-name="MT2"><text:tab/><text:tab/>Versuch </text:span><text:span text:style-name="MT1">1</text:span><text:span text:style-name="MT2">: </text:span><text:span text:style-name="MT3">Vorhersage und Clustering auf Finanzdaten</text:span></text:p>
      </style:header>
      <style:footer>
        <text:p text:style-name="MP2"><text:span text:style-name="MT4"><text:file-name text:display="name-and-extension">protokoll.odt</text:file-name></text:span><text:span text:style-name="MT4"><text:tab/>J</text:span><text:span text:style-name="MT5">an</text:span><text:span text:style-name="MT4"> Horak <text:s text:c="2"/></text:span><text:span text:style-name="MT6">̶</text:span><text:span text:style-name="MT4"> <text:s text:c="2"/></text:span><text:span text:style-name="MT5">Ralf Palyov</text:span><text:span text:style-name="MT4"> <text:s text:c="3"/></text:span><text:span text:style-name="MT6">̶</text:span><text:span text:style-name="MT4"> <text:s text:c="2"/>A</text:span><text:span text:style-name="MT5">ndreas</text:span><text:span text:style-name="MT4"> Mayer<text:tab/></text:span><text:span text:style-name="MT4"><text:page-number text:select-page="current">1</text:page-number></text:span></text:p>
      </style:footer>
    </style:master-page>
    <style:master-page style:name="First_20_Page" style:display-name="First Page" style:page-layout-name="Mpm2" style:next-style-name="Standard">
      <style:header>
        <text:p text:style-name="MP3">03. <text:span text:style-name="MT5">November</text:span> 201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Windows_x86 LibreOffice_project/9e9821abd0ffdbc09cd8c52eaa574fa09eb08f2</meta:generator>
    <dc:date>2013-11-03T14:30:12.93</dc:date>
    <meta:editing-duration>PT6H53M57S</meta:editing-duration>
    <meta:editing-cycles>62</meta:editing-cycles>
    <meta:print-date>2013-06-06T19:05:46.51</meta:print-date>
    <meta:document-statistic meta:table-count="0" meta:image-count="0" meta:object-count="0" meta:page-count="3" meta:paragraph-count="15" meta:word-count="142" meta:character-count="1023" meta:non-whitespace-character-count="874"/>
  </office:meta>
</office:document-meta>
</file>